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stroke="dash" draw:stroke-dash="Ultra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solid" draw:fill-color="#00b8f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9" draw:id="id9" draw:layer="layout" svg:width="2.9cm" svg:height="0.6cm" svg:x="1.999cm" svg:y="8.16cm">
          <text:p text:style-name="P1">01000</text:p>
        </draw:rect>
        <draw:rect draw:style-name="gr1" draw:text-style-name="P1" xml:id="id8" draw:id="id8" draw:layer="layout" svg:width="2.9cm" svg:height="0.6cm" svg:x="1.999cm" svg:y="7.34cm">
          <text:p text:style-name="P1">00111</text:p>
        </draw:rect>
        <draw:rect draw:style-name="gr1" draw:text-style-name="P1" xml:id="id7" draw:id="id7" draw:layer="layout" svg:width="2.9cm" svg:height="0.6cm" svg:x="1.999cm" svg:y="6.52cm">
          <text:p text:style-name="P1">00110</text:p>
        </draw:rect>
        <draw:rect draw:style-name="gr1" draw:text-style-name="P1" xml:id="id6" draw:id="id6" draw:layer="layout" svg:width="2.9cm" svg:height="0.6cm" svg:x="1.999cm" svg:y="5.7cm">
          <text:p text:style-name="P1">00101</text:p>
        </draw:rect>
        <draw:rect draw:style-name="gr1" draw:text-style-name="P1" xml:id="id5" draw:id="id5" draw:layer="layout" svg:width="2.9cm" svg:height="0.6cm" svg:x="1.999cm" svg:y="4.879cm">
          <text:p text:style-name="P1">00100</text:p>
        </draw:rect>
        <draw:rect draw:style-name="gr1" draw:text-style-name="P1" xml:id="id4" draw:id="id4" draw:layer="layout" svg:width="2.9cm" svg:height="0.6cm" svg:x="1.999cm" svg:y="4.059cm">
          <text:p text:style-name="P1">00011</text:p>
        </draw:rect>
        <draw:rect draw:style-name="gr1" draw:text-style-name="P1" xml:id="id3" draw:id="id3" draw:layer="layout" svg:width="2.9cm" svg:height="0.6cm" svg:x="1.999cm" svg:y="3.239cm">
          <text:p text:style-name="P1">00001</text:p>
        </draw:rect>
        <draw:rect draw:style-name="gr1" draw:text-style-name="P1" xml:id="id2" draw:id="id2" draw:layer="layout" svg:width="2.9cm" svg:height="0.6cm" svg:x="1.999cm" svg:y="2.419cm">
          <text:p text:style-name="P1">00010</text:p>
        </draw:rect>
        <draw:rect draw:style-name="gr1" draw:text-style-name="P1" xml:id="id1" draw:id="id1" draw:layer="layout" svg:width="2.9cm" svg:height="0.6cm" svg:x="1.999cm" svg:y="1.599cm">
          <text:p text:style-name="P1">00000</text:p>
        </draw:rect>
        <draw:rect draw:style-name="gr1" draw:text-style-name="P1" draw:layer="layout" svg:width="2.9cm" svg:height="0.6cm" svg:x="2cm" svg:y="9.8cm">
          <text:p text:style-name="P1">11111</text:p>
        </draw:rect>
        <draw:line draw:style-name="gr2" draw:text-style-name="P1" draw:layer="layout" svg:x1="3.449cm" svg:y1="9.03cm" svg:x2="3.449cm" svg:y2="9.53cm">
          <text:p/>
        </draw:line>
        <draw:connector draw:style-name="gr3" draw:text-style-name="P1" draw:layer="layout" draw:type="curve" svg:x1="1.999cm" svg:y1="1.899cm" svg:x2="1.999cm" svg:y2="2.719cm" draw:start-shape="id1" draw:start-glue-point="3" draw:end-shape="id2" draw:end-glue-point="3" svg:d="m1999 1899c-751 0-751 820 0 820">
          <text:p text:style-name="P1">1</text:p>
        </draw:connector>
        <draw:connector draw:style-name="gr3" draw:text-style-name="P1" draw:layer="layout" draw:type="curve" svg:x1="1.999cm" svg:y1="2.719cm" svg:x2="1.999cm" svg:y2="3.539cm" draw:start-shape="id2" draw:start-glue-point="3" draw:end-shape="id3" svg:d="m1999 2719c-751 0-751 820 0 820">
          <text:p text:style-name="P1">2</text:p>
        </draw:connector>
        <draw:connector draw:style-name="gr3" draw:text-style-name="P1" draw:layer="layout" draw:type="curve" svg:x1="1.999cm" svg:y1="3.539cm" svg:x2="1.999cm" svg:y2="4.359cm" draw:start-shape="id3" draw:start-glue-point="3" draw:end-shape="id4" draw:end-glue-point="3" svg:d="m1999 3539c-751 0-751 820 0 820">
          <text:p text:style-name="P1">1</text:p>
        </draw:connector>
        <draw:connector draw:style-name="gr3" draw:text-style-name="P1" draw:layer="layout" draw:type="curve" svg:x1="1.999cm" svg:y1="4.359cm" svg:x2="1.999cm" svg:y2="5.179cm" draw:start-shape="id4" draw:start-glue-point="3" draw:end-shape="id5" draw:end-glue-point="3" svg:d="m1999 4359c-751 0-751 820 0 820">
          <text:p text:style-name="P1">3</text:p>
        </draw:connector>
        <draw:connector draw:style-name="gr4" draw:text-style-name="P1" draw:layer="layout" draw:type="curve" svg:x1="1.999cm" svg:y1="5.179cm" svg:x2="1.999cm" svg:y2="6cm" draw:start-shape="id5" draw:start-glue-point="3" draw:end-shape="id6" svg:d="m1999 5179c-751 0-751 821 0 821">
          <text:p/>
        </draw:connector>
        <draw:connector draw:style-name="gr4" draw:text-style-name="P1" draw:layer="layout" draw:type="curve" svg:x1="1.999cm" svg:y1="6cm" svg:x2="1.999cm" svg:y2="6.82cm" draw:start-shape="id6" draw:start-glue-point="3" draw:end-shape="id7" svg:d="m1999 6000c-751 0-751 820 0 820">
          <text:p/>
        </draw:connector>
        <draw:connector draw:style-name="gr4" draw:text-style-name="P1" draw:layer="layout" draw:type="curve" svg:x1="1.999cm" svg:y1="6.82cm" svg:x2="1.999cm" svg:y2="7.64cm" draw:start-shape="id7" draw:start-glue-point="3" draw:end-shape="id8" draw:end-glue-point="3" svg:d="m1999 6820c-751 0-751 820 0 820">
          <text:p/>
        </draw:connector>
        <draw:connector draw:style-name="gr3" draw:text-style-name="P1" draw:layer="layout" draw:type="curve" svg:x1="1.999cm" svg:y1="7.64cm" svg:x2="1.999cm" svg:y2="8.46cm" draw:start-shape="id8" draw:start-glue-point="3" draw:end-shape="id9" svg:d="m1999 7640c-751 0-751 820 0 820">
          <text:p text:style-name="P1">4</text:p>
        </draw:connector>
        <draw:ellipse draw:style-name="gr1" draw:text-style-name="P1" xml:id="id11" draw:id="id11" draw:layer="layout" svg:width="1.3cm" svg:height="0.7cm" svg:x="7.5cm" svg:y="2.8cm">
          <text:p text:style-name="P1">2€</text:p>
        </draw:ellipse>
        <draw:rect draw:style-name="gr5" draw:text-style-name="P1" xml:id="id10" draw:id="id10" draw:layer="layout" svg:width="0.4cm" svg:height="0.6cm" svg:x="6.7cm" svg:y="4.8cm">
          <text:p/>
        </draw:rect>
        <draw:connector draw:style-name="gr6" draw:text-style-name="P1" draw:layer="layout" draw:type="line" svg:x1="6.9cm" svg:y1="4.8cm" svg:x2="8.15cm" svg:y2="3.5cm" draw:start-shape="id10" draw:start-glue-point="0" draw:end-shape="id11" draw:end-glue-point="2" svg:d="m6900 4800 1250-1300">
          <text:p/>
        </draw:connector>
        <draw:rect draw:style-name="gr5" draw:text-style-name="P1" xml:id="id12" draw:id="id12" draw:layer="layout" svg:width="0.4cm" svg:height="0.6cm" svg:x="7.3cm" svg:y="4.8cm">
          <text:p/>
        </draw:rect>
        <draw:connector draw:style-name="gr6" draw:text-style-name="P1" draw:layer="layout" draw:type="line" svg:x1="7.5cm" svg:y1="4.8cm" svg:x2="8.15cm" svg:y2="3.5cm" draw:start-shape="id12" draw:start-glue-point="0" draw:end-shape="id11" draw:end-glue-point="2" svg:d="m7500 4800 650-1300">
          <text:p/>
        </draw:connector>
        <draw:rect draw:style-name="gr5" draw:text-style-name="P1" xml:id="id13" draw:id="id13" draw:layer="layout" svg:width="0.4cm" svg:height="0.6cm" svg:x="7.9cm" svg:y="4.8cm">
          <text:p/>
        </draw:rect>
        <draw:connector draw:style-name="gr6" draw:text-style-name="P1" draw:layer="layout" draw:type="line" svg:x1="8.1cm" svg:y1="4.8cm" svg:x2="8.15cm" svg:y2="3.5cm" draw:start-shape="id13" draw:start-glue-point="0" draw:end-shape="id11" draw:end-glue-point="2" svg:d="m8100 4800 50-1300">
          <text:p/>
        </draw:connector>
        <draw:rect draw:style-name="gr5" draw:text-style-name="P1" xml:id="id14" draw:id="id14" draw:layer="layout" svg:width="0.4cm" svg:height="0.6cm" svg:x="8.5cm" svg:y="4.8cm">
          <text:p/>
        </draw:rect>
        <draw:connector draw:style-name="gr6" draw:text-style-name="P1" draw:layer="layout" draw:type="line" svg:x1="8.7cm" svg:y1="4.8cm" svg:x2="8.15cm" svg:y2="3.5cm" draw:start-shape="id14" draw:start-glue-point="0" draw:end-shape="id11" draw:end-glue-point="2" svg:d="m8700 4800-550-1300">
          <text:p/>
        </draw:connector>
        <draw:rect draw:style-name="gr5" draw:text-style-name="P1" xml:id="id15" draw:id="id15" draw:layer="layout" svg:width="0.4cm" svg:height="0.6cm" svg:x="9.1cm" svg:y="4.8cm">
          <text:p/>
        </draw:rect>
        <draw:connector draw:style-name="gr6" draw:text-style-name="P1" draw:layer="layout" draw:type="line" svg:x1="9.3cm" svg:y1="4.8cm" svg:x2="8.15cm" svg:y2="3.5cm" draw:start-shape="id15" draw:start-glue-point="0" draw:end-shape="id11" draw:end-glue-point="2" svg:d="m9300 4800-1150-1300">
          <text:p/>
        </draw:connector>
        <draw:ellipse draw:style-name="gr1" draw:text-style-name="P1" xml:id="id17" draw:id="id17" draw:layer="layout" svg:width="1.1cm" svg:height="0.6cm" svg:x="11.1cm" svg:y="3cm">
          <text:p/>
        </draw:ellipse>
        <draw:rect draw:style-name="gr5" draw:text-style-name="P1" xml:id="id16" draw:id="id16" draw:layer="layout" svg:width="0.4cm" svg:height="0.6cm" svg:x="10.8cm" svg:y="4.8cm">
          <text:p/>
        </draw:rect>
        <draw:connector draw:style-name="gr6" draw:text-style-name="P1" draw:layer="layout" draw:type="line" svg:x1="11cm" svg:y1="4.8cm" svg:x2="11.65cm" svg:y2="3.6cm" draw:start-shape="id16" draw:start-glue-point="0" draw:end-shape="id17" draw:end-glue-point="2" svg:d="m11000 4800 650-1200">
          <text:p/>
        </draw:connector>
        <draw:rect draw:style-name="gr5" draw:text-style-name="P1" xml:id="id18" draw:id="id18" draw:layer="layout" svg:width="0.4cm" svg:height="0.6cm" svg:x="11.4cm" svg:y="4.8cm">
          <text:p/>
        </draw:rect>
        <draw:connector draw:style-name="gr6" draw:text-style-name="P1" draw:layer="layout" draw:type="line" svg:x1="11.6cm" svg:y1="4.8cm" svg:x2="11.65cm" svg:y2="3.6cm" draw:start-shape="id18" draw:start-glue-point="0" draw:end-shape="id17" draw:end-glue-point="2" svg:d="m11600 4800 50-1200">
          <text:p/>
        </draw:connector>
        <draw:rect draw:style-name="gr5" draw:text-style-name="P1" xml:id="id19" draw:id="id19" draw:layer="layout" svg:width="0.4cm" svg:height="0.6cm" svg:x="12cm" svg:y="4.8cm">
          <text:p/>
        </draw:rect>
        <draw:connector draw:style-name="gr6" draw:text-style-name="P1" draw:layer="layout" draw:type="line" svg:x1="12.2cm" svg:y1="4.8cm" svg:x2="11.65cm" svg:y2="3.6cm" draw:start-shape="id19" draw:start-glue-point="0" draw:end-shape="id17" draw:end-glue-point="2" svg:d="m12200 4800-550-1200">
          <text:p/>
        </draw:connector>
        <draw:rect draw:style-name="gr5" draw:text-style-name="P1" xml:id="id20" draw:id="id20" draw:layer="layout" svg:width="0.4cm" svg:height="0.6cm" svg:x="12.6cm" svg:y="4.8cm">
          <text:p/>
        </draw:rect>
        <draw:connector draw:style-name="gr6" draw:text-style-name="P1" draw:layer="layout" draw:type="line" svg:x1="12.8cm" svg:y1="4.8cm" svg:x2="13.35cm" svg:y2="3.6cm" draw:start-shape="id20" draw:start-glue-point="0" draw:end-shape="id21" draw:end-glue-point="2" svg:d="m12800 4800 550-1200">
          <text:p/>
        </draw:connector>
        <draw:rect draw:style-name="gr5" draw:text-style-name="P1" xml:id="id22" draw:id="id22" draw:layer="layout" svg:width="0.4cm" svg:height="0.6cm" svg:x="13.2cm" svg:y="4.8cm">
          <text:p/>
        </draw:rect>
        <draw:connector draw:style-name="gr6" draw:text-style-name="P1" draw:layer="layout" draw:type="line" svg:x1="13.4cm" svg:y1="4.8cm" svg:x2="13.35cm" svg:y2="3.6cm" draw:start-shape="id22" draw:start-glue-point="0" draw:end-shape="id21" draw:end-glue-point="2" svg:d="m13400 4800-50-1200">
          <text:p/>
        </draw:connector>
        <draw:rect draw:style-name="gr7" draw:text-style-name="P1" xml:id="id23" draw:id="id23" draw:layer="layout" svg:width="0.4cm" svg:height="0.6cm" svg:x="9.7cm" svg:y="4.8cm">
          <text:p/>
        </draw:rect>
        <draw:connector draw:style-name="gr6" draw:text-style-name="P1" draw:layer="layout" draw:type="line" svg:x1="9.9cm" svg:y1="4.8cm" svg:x2="8.727cm" svg:y2="3.585cm" draw:start-shape="id23" draw:start-glue-point="0" svg:d="m9900 4800-1173-1215">
          <text:p/>
        </draw:connector>
        <draw:rect draw:style-name="gr7" draw:text-style-name="P1" xml:id="id24" draw:id="id24" draw:layer="layout" svg:width="0.4cm" svg:height="0.6cm" svg:x="13.773cm" svg:y="4.8cm">
          <text:p/>
        </draw:rect>
        <draw:connector draw:style-name="gr6" draw:text-style-name="P1" draw:layer="layout" draw:type="line" svg:x1="13.973cm" svg:y1="4.8cm" svg:x2="13.35cm" svg:y2="3.6cm" draw:start-shape="id24" draw:start-glue-point="0" draw:end-shape="id21" draw:end-glue-point="2" svg:d="m13973 4800-623-1200">
          <text:p/>
        </draw:connector>
        <draw:ellipse draw:style-name="gr1" draw:text-style-name="P1" xml:id="id21" draw:id="id21" draw:layer="layout" svg:width="1.1cm" svg:height="0.6cm" svg:x="12.8cm" svg:y="3cm">
          <text:p/>
        </draw:ellipse>
        <draw:ellipse draw:style-name="gr1" draw:text-style-name="P1" xml:id="id25" draw:id="id25" draw:layer="layout" svg:width="1.3cm" svg:height="0.7cm" svg:x="11.8cm" svg:y="1.6cm">
          <text:p text:style-name="P1">€</text:p>
        </draw:ellipse>
        <draw:connector draw:style-name="gr6" draw:text-style-name="P1" draw:layer="layout" draw:type="line" svg:x1="11.65cm" svg:y1="3cm" svg:x2="12.45cm" svg:y2="2.3cm" draw:start-shape="id17" draw:start-glue-point="0" draw:end-shape="id25" draw:end-glue-point="2" svg:d="m11650 3000 800-700">
          <text:p/>
        </draw:connector>
        <draw:connector draw:style-name="gr6" draw:text-style-name="P1" draw:layer="layout" draw:type="line" svg:x1="12.45cm" svg:y1="2.3cm" svg:x2="13.35cm" svg:y2="3cm" draw:start-shape="id25" draw:start-glue-point="2" draw:end-shape="id21" draw:end-glue-point="0" svg:d="m12450 2300 900 700">
          <text:p/>
        </draw:connector>
        <draw:frame draw:style-name="gr8" draw:layer="layout" svg:width="3.4cm" svg:height="1.35cm" svg:x="19.2cm" svg:y="3.05cm">
          <draw:text-box>
            <text:p>Einfügen</text:p>
          </draw:text-box>
        </draw:frame>
        <draw:frame draw:style-name="gr8" draw:layer="layout" svg:width="3.4cm" svg:height="1.35cm" svg:x="19.1cm" svg:y="7.55cm">
          <draw:text-box>
            <text:p>Löschen</text:p>
          </draw:text-box>
        </draw:frame>
        <draw:ellipse draw:style-name="gr1" draw:text-style-name="P1" xml:id="id27" draw:id="id27" draw:layer="layout" svg:width="1.3cm" svg:height="0.7cm" svg:x="9.1cm" svg:y="9.1cm">
          <text:p text:style-name="P1">2€</text:p>
        </draw:ellipse>
        <draw:rect draw:style-name="gr5" draw:text-style-name="P1" xml:id="id26" draw:id="id26" draw:layer="layout" svg:width="0.4cm" svg:height="0.6cm" svg:x="8.9cm" svg:y="10.2cm">
          <text:p/>
        </draw:rect>
        <draw:connector draw:style-name="gr6" draw:text-style-name="P1" draw:layer="layout" draw:type="line" svg:x1="9.1cm" svg:y1="10.2cm" svg:x2="9.75cm" svg:y2="9.8cm" draw:start-shape="id26" draw:start-glue-point="0" draw:end-shape="id27" draw:end-glue-point="2" svg:d="m9100 10200 650-400">
          <text:p/>
        </draw:connector>
        <draw:rect draw:style-name="gr1" draw:text-style-name="P1" xml:id="id28" draw:id="id28" draw:layer="layout" svg:width="0.4cm" svg:height="0.6cm" svg:x="10.2cm" svg:y="10.2cm">
          <text:p text:style-name="P1">X</text:p>
        </draw:rect>
        <draw:connector draw:style-name="gr6" draw:text-style-name="P1" draw:layer="layout" draw:type="line" svg:x1="10.4cm" svg:y1="10.2cm" svg:x2="9.75cm" svg:y2="9.8cm" draw:start-shape="id28" draw:start-glue-point="0" draw:end-shape="id27" draw:end-glue-point="2" svg:d="m10400 10200-650-400">
          <text:p/>
        </draw:connector>
        <draw:ellipse draw:style-name="gr1" draw:text-style-name="P1" xml:id="id30" draw:id="id30" draw:layer="layout" svg:width="1.3cm" svg:height="0.7cm" svg:x="6.6cm" svg:y="9.1cm">
          <text:p text:style-name="P1">€</text:p>
        </draw:ellipse>
        <draw:rect draw:style-name="gr5" draw:text-style-name="P1" xml:id="id29" draw:id="id29" draw:layer="layout" svg:width="0.4cm" svg:height="0.6cm" svg:x="6.4cm" svg:y="10.2cm">
          <text:p/>
        </draw:rect>
        <draw:connector draw:style-name="gr6" draw:text-style-name="P1" draw:layer="layout" draw:type="line" svg:x1="6.6cm" svg:y1="10.2cm" svg:x2="7.25cm" svg:y2="9.8cm" draw:start-shape="id29" draw:start-glue-point="0" draw:end-shape="id30" draw:end-glue-point="2" svg:d="m6600 10200 650-400">
          <text:p/>
        </draw:connector>
        <draw:rect draw:style-name="gr1" draw:text-style-name="P1" xml:id="id31" draw:id="id31" draw:layer="layout" svg:width="0.4cm" svg:height="0.6cm" svg:x="7.7cm" svg:y="10.2cm">
          <text:p/>
        </draw:rect>
        <draw:connector draw:style-name="gr6" draw:text-style-name="P1" draw:layer="layout" draw:type="line" svg:x1="7.9cm" svg:y1="10.2cm" svg:x2="7.25cm" svg:y2="9.8cm" draw:start-shape="id31" draw:start-glue-point="0" draw:end-shape="id30" draw:end-glue-point="2" svg:d="m7900 10200-650-400">
          <text:p/>
        </draw:connector>
        <draw:ellipse draw:style-name="gr1" draw:text-style-name="P1" xml:id="id32" draw:id="id32" draw:layer="layout" svg:width="1.3cm" svg:height="0.7cm" svg:x="7.8cm" svg:y="7.9cm">
          <text:p/>
        </draw:ellipse>
        <draw:connector draw:style-name="gr6" draw:text-style-name="P1" draw:layer="layout" draw:type="line" svg:x1="7.25cm" svg:y1="9.1cm" svg:x2="8.45cm" svg:y2="8.6cm" draw:start-shape="id30" draw:start-glue-point="0" draw:end-shape="id32" draw:end-glue-point="2" svg:d="m7250 9100 1200-500">
          <text:p/>
        </draw:connector>
        <draw:connector draw:style-name="gr6" draw:text-style-name="P1" draw:layer="layout" draw:type="line" svg:x1="9.75cm" svg:y1="9.1cm" svg:x2="8.45cm" svg:y2="8.6cm" draw:start-shape="id27" draw:start-glue-point="0" draw:end-shape="id32" draw:end-glue-point="2" svg:d="m9750 9100-1300-500">
          <text:p/>
        </draw:connector>
        <draw:rect draw:style-name="gr5" draw:text-style-name="P1" xml:id="id33" draw:id="id33" draw:layer="layout" svg:width="0.4cm" svg:height="0.6cm" svg:x="14.3cm" svg:y="10.2cm">
          <text:p/>
        </draw:rect>
        <draw:connector draw:style-name="gr6" draw:text-style-name="P1" draw:layer="layout" draw:type="line" svg:x1="14.5cm" svg:y1="10.2cm" svg:x2="12.65cm" svg:y2="9.8cm" draw:start-shape="id33" draw:start-glue-point="0" draw:end-shape="id34" draw:end-glue-point="2" svg:d="m14500 10200-1850-400">
          <text:p/>
        </draw:connector>
        <draw:ellipse draw:style-name="gr1" draw:text-style-name="P1" xml:id="id34" draw:id="id34" draw:layer="layout" svg:width="1.3cm" svg:height="0.7cm" svg:x="12cm" svg:y="9.1cm">
          <text:p/>
        </draw:ellipse>
        <draw:rect draw:style-name="gr5" draw:text-style-name="P1" xml:id="id35" draw:id="id35" draw:layer="layout" svg:width="0.4cm" svg:height="0.6cm" svg:x="11.8cm" svg:y="10.2cm">
          <text:p/>
        </draw:rect>
        <draw:connector draw:style-name="gr6" draw:text-style-name="P1" draw:layer="layout" draw:type="line" svg:x1="12cm" svg:y1="10.2cm" svg:x2="12.65cm" svg:y2="9.8cm" draw:start-shape="id35" draw:start-glue-point="0" draw:end-shape="id34" draw:end-glue-point="2" svg:d="m12000 10200 650-400">
          <text:p/>
        </draw:connector>
        <draw:ellipse draw:style-name="gr1" draw:text-style-name="P1" xml:id="id36" draw:id="id36" draw:layer="layout" svg:width="1.3cm" svg:height="0.7cm" svg:x="13.2cm" svg:y="7.9cm">
          <text:p text:style-name="P1">€</text:p>
        </draw:ellipse>
        <draw:connector draw:style-name="gr9" draw:text-style-name="P1" draw:layer="layout" draw:type="line" svg:x1="12.65cm" svg:y1="9.1cm" svg:x2="13.85cm" svg:y2="8.6cm" draw:start-shape="id34" draw:start-glue-point="0" draw:end-shape="id36" draw:end-glue-point="2" svg:d="m12650 9100 1200-500">
          <text:p text:style-name="P1">-1</text:p>
        </draw:connector>
        <draw:rect draw:style-name="gr1" draw:text-style-name="P1" xml:id="id37" draw:id="id37" draw:layer="layout" svg:width="0.4cm" svg:height="0.6cm" svg:x="13.1cm" svg:y="10.2cm">
          <text:p/>
        </draw:rect>
        <draw:connector draw:style-name="gr6" draw:text-style-name="P1" draw:layer="layout" draw:type="line" svg:x1="13.3cm" svg:y1="10.2cm" svg:x2="12.65cm" svg:y2="9.8cm" draw:start-shape="id37" draw:start-glue-point="0" draw:end-shape="id34" draw:end-glue-point="2" svg:d="m13300 10200-650-400">
          <text:p/>
        </draw:connector>
        <draw:line draw:style-name="gr10" draw:text-style-name="P1" draw:layer="layout" svg:x1="10.8cm" svg:y1="8.8cm" svg:x2="11.6cm" svg:y2="8.8cm">
          <text:p/>
        </draw:line>
        <draw:line draw:style-name="gr10" draw:text-style-name="P1" draw:layer="layout" svg:x1="10cm" svg:y1="2.8cm" svg:x2="10.8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1T12:47:18.21</meta:creation-date>
    <dc:date>2012-11-21T14:19:56.09</dc:date>
    <meta:editing-duration>PT1H17M27S</meta:editing-duration>
    <meta:editing-cycles>3</meta:editing-cycles>
    <meta:generator>OpenOffice.org/3.4.1$Win32 OpenOffice.org_project/341m1$Build-9593</meta:generator>
    <meta:document-statistic meta:object-count="75"/>
  </office:meta>
</office:document-meta>
</file>